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5-03-0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4-02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2-12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7288" calcext:value-type="float">
            <text:p>113.9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2-02-17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1-03-0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22095284901</text:p>
          </table:table-cell>
          <table:table-cell office:value-type="string" calcext:value-type="string">
            <text:p>TS-60-53-1XX (TXWR 495613)</text:p>
          </table:table-cell>
          <table:table-cell office:value-type="string" calcext:value-type="string">
            <text:p>2020-02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